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m glad that there have been no incidents
on the way hom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style-name="ce0"/>
          <table:table-cell table:style-name="ce0"/>
          <table:table-cell table:style-name="ce0" office:value-type="string">
            <text:p>Knight Commander Gaora
“Now we need only take the carriage back.
You must be exhausted from walking all this
way, Your Highness.”</text:p>
          </table:table-cell>
          <table:table-cell table:number-columns-repeated="1020"/>
        </table:table-row>
        <table:table-row>
          <table:table-cell table:style-name="ce0" office:value-type="string">
            <text:p>う、・・・ぅむ・・・ぅ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... Umu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Is something the matter, Your Highness?”</text:p>
          </table:table-cell>
          <table:table-cell table:number-columns-repeated="1020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ah, i-it is just as you say, I-I am quite
fatigued... it would seem...</text:p>
          </table:table-cell>
          <table:table-cell table:number-columns-repeated="1020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style-name="ce0"/>
          <table:table-cell table:style-name="ce0"/>
          <table:table-cell table:style-name="ce0" office:value-type="string">
            <text:p>Let us hurry... t-to the carriage... khh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style-name="ce0"/>
          <table:table-cell table:style-name="ce0"/>
          <table:table-cell table:style-name="ce0" office:value-type="string">
            <text:p>Knight Commander Gaora
“Yes. It is already waiting here for us.
This way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